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41e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1f7848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e80006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2000000pt" svg:height="99.99996000000pt"/>
          <draw:rect draw:style-name="gr3" draw:id="shape3" draw:name="rect256" draw:layer="" svg:width="149.99972000000pt" svg:height="33.33327360000pt" svg:x="0.00000000000pt" svg:y="66.66669920000pt"/>
          <draw:rect draw:style-name="gr4" draw:id="shape4" draw:name="rect255" draw:layer="" svg:width="149.99972000000pt" svg:height="33.33327360000pt"/>
          <draw:path draw:style-name="gr5" draw:id="shape5" draw:name="path349" draw:layer="" svg:width="35.47724548225pt" svg:height="33.10871888118pt" svg:x="57.26987440000pt" svg:y="33.28014800000pt" svg:viewBox="0 0 35 33" svg:d="M28.7744 33.0331L17.7845 25.3415L6.84858 33.1087L10.9159 20.4866L0 12.6925L13.5049 12.5838L17.6937 0L21.9723 12.5548L35.4772 12.5714L24.6173 20.439L28.7744 33.0332Z" koffice:nodeTypes="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6:58</dc:date>
    <meta:creation-date>2011-05-22T06:11:34</meta:creation-date>
    <dc:creator>Yue Liu</dc:creator>
  </office:meta>
</office:document-meta>
</file>